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fo:font-style="normal" officeooo:rsid="003409b2" style:font-style-asian="normal" style:font-style-complex="normal"/>
    </style:style>
    <style:style style:name="P11" style:family="paragraph" style:parent-style-name="Text_20_body">
      <style:text-properties fo:font-style="normal" officeooo:rsid="00387347" officeooo:paragraph-rsid="0039c0e2" style:font-style-asian="normal" style:font-style-complex="normal"/>
    </style:style>
    <style:style style:name="P12" style:family="paragraph" style:parent-style-name="Text_20_body">
      <style:text-properties fo:font-style="normal" officeooo:rsid="00387347" style:font-style-asian="normal" style:font-style-complex="normal"/>
    </style:style>
    <style:style style:name="P13" style:family="paragraph" style:parent-style-name="Text_20_body">
      <style:paragraph-properties fo:text-align="start" style:justify-single-word="false"/>
      <style:text-properties fo:font-style="normal" officeooo:rsid="004c382e" officeooo:paragraph-rsid="004c382e" style:font-style-asian="normal" style:font-style-complex="normal"/>
    </style:style>
    <style:style style:name="P14" style:family="paragraph" style:parent-style-name="Text_20_body">
      <style:paragraph-properties fo:text-align="start" style:justify-single-word="false"/>
      <style:text-properties fo:font-style="normal" officeooo:rsid="0052ede3" officeooo:paragraph-rsid="005193dc" style:font-style-asian="normal" style:font-style-complex="normal"/>
    </style:style>
    <style:style style:name="P15" style:family="paragraph" style:parent-style-name="Text_20_body">
      <style:paragraph-properties fo:text-align="start" style:justify-single-word="false"/>
      <style:text-properties fo:font-style="normal" officeooo:rsid="00565579" officeooo:paragraph-rsid="005193dc" style:font-style-asian="normal" style:font-style-complex="normal"/>
    </style:style>
    <style:style style:name="P16" style:family="paragraph" style:parent-style-name="Text_20_body">
      <style:paragraph-properties fo:text-align="start" style:justify-single-word="false"/>
      <style:text-properties fo:font-style="normal" officeooo:rsid="0061ddd6" officeooo:paragraph-rsid="005193dc" style:font-style-asian="normal" style:font-style-complex="normal"/>
    </style:style>
    <style:style style:name="P17" style:family="paragraph" style:parent-style-name="Text_20_body">
      <style:text-properties fo:font-style="normal" officeooo:rsid="006c9f72" style:font-style-asian="normal" style:font-style-complex="normal"/>
    </style:style>
    <style:style style:name="P18" style:family="paragraph" style:parent-style-name="Text_20_body">
      <style:text-properties fo:font-style="normal" officeooo:rsid="006ddf30" style:font-style-asian="normal" style:font-style-complex="normal"/>
    </style:style>
    <style:style style:name="P19" style:family="paragraph" style:parent-style-name="Text_20_body">
      <style:text-properties fo:font-style="normal" officeooo:rsid="006e1dc6" style:font-style-asian="normal" style:font-style-complex="normal"/>
    </style:style>
    <style:style style:name="P20" style:family="paragraph" style:parent-style-name="Text_20_body">
      <style:text-properties fo:font-style="normal" officeooo:rsid="006f5a3c" style:font-style-asian="normal" style:font-style-complex="normal"/>
    </style:style>
    <style:style style:name="P21" style:family="paragraph" style:parent-style-name="Text_20_body">
      <style:text-properties officeooo:paragraph-rsid="0039c0e2"/>
    </style:style>
    <style:style style:name="P22" style:family="paragraph" style:parent-style-name="Text_20_body">
      <style:text-properties officeooo:paragraph-rsid="003d2334"/>
    </style:style>
    <style:style style:name="P23" style:family="paragraph" style:parent-style-name="Text_20_body">
      <style:text-properties officeooo:paragraph-rsid="00417d14"/>
    </style:style>
    <style:style style:name="P24" style:family="paragraph" style:parent-style-name="Text_20_body">
      <style:paragraph-properties fo:text-align="center" style:justify-single-word="false"/>
      <style:text-properties officeooo:rsid="0045ddee" officeooo:paragraph-rsid="0045ddee"/>
    </style:style>
    <style:style style:name="P25" style:family="paragraph" style:parent-style-name="Text_20_body">
      <style:paragraph-properties fo:text-align="start" style:justify-single-word="false"/>
      <style:text-properties officeooo:rsid="0045ddee" officeooo:paragraph-rsid="0045ddee"/>
    </style:style>
    <style:style style:name="P26" style:family="paragraph" style:parent-style-name="Text_20_body">
      <style:paragraph-properties fo:text-align="start" style:justify-single-word="false"/>
      <style:text-properties officeooo:rsid="0045ddee" officeooo:paragraph-rsid="0049629d"/>
    </style:style>
    <style:style style:name="P27" style:family="paragraph" style:parent-style-name="Text_20_body">
      <style:paragraph-properties fo:text-align="start" style:justify-single-word="false"/>
      <style:text-properties officeooo:rsid="0045ddee" officeooo:paragraph-rsid="004c382e"/>
    </style:style>
    <style:style style:name="P28" style:family="paragraph" style:parent-style-name="Text_20_body">
      <style:paragraph-properties fo:text-align="start" style:justify-single-word="false"/>
      <style:text-properties officeooo:rsid="0045ddee" officeooo:paragraph-rsid="004e8a7a"/>
    </style:style>
    <style:style style:name="P29" style:family="paragraph" style:parent-style-name="Text_20_body">
      <style:paragraph-properties fo:text-align="start" style:justify-single-word="false"/>
      <style:text-properties officeooo:rsid="0045ddee" officeooo:paragraph-rsid="004ef43f"/>
    </style:style>
    <style:style style:name="P30" style:family="paragraph" style:parent-style-name="Text_20_body">
      <style:paragraph-properties fo:text-align="start" style:justify-single-word="false"/>
      <style:text-properties officeooo:rsid="004ef43f" officeooo:paragraph-rsid="004f7e6c"/>
    </style:style>
    <style:style style:name="P31" style:family="paragraph" style:parent-style-name="Text_20_body">
      <style:paragraph-properties fo:text-align="start" style:justify-single-word="false"/>
      <style:text-properties officeooo:rsid="004ef43f" officeooo:paragraph-rsid="005193dc"/>
    </style:style>
    <style:style style:name="P32" style:family="paragraph" style:parent-style-name="Text_20_body">
      <style:paragraph-properties fo:text-align="start" style:justify-single-word="false"/>
      <style:text-properties officeooo:rsid="004ef43f" officeooo:paragraph-rsid="0066a201"/>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italic" officeooo:rsid="00593abe" style:font-style-asian="italic" style:font-style-complex="italic"/>
    </style:style>
    <style:style style:name="T11" style:family="text">
      <style:text-properties fo:font-style="italic" officeooo:rsid="0063d0a1" style:font-style-asian="italic" style:font-style-complex="italic"/>
    </style:style>
    <style:style style:name="T12" style:family="text">
      <style:text-properties fo:font-style="italic" officeooo:rsid="006e1dc6" style:font-style-asian="italic" style:font-style-complex="italic"/>
    </style:style>
    <style:style style:name="T13" style:family="text">
      <style:text-properties fo:font-style="italic" officeooo:rsid="0072142c" style:font-style-asian="italic" style:font-style-complex="italic"/>
    </style:style>
    <style:style style:name="T14" style:family="text">
      <style:text-properties fo:font-style="italic" officeooo:rsid="0079a175" style:font-style-asian="italic" style:font-style-complex="italic"/>
    </style:style>
    <style:style style:name="T15" style:family="text">
      <style:text-properties fo:font-style="italic" officeooo:rsid="0082e32a" style:font-style-asian="italic" style:font-style-complex="italic"/>
    </style:style>
    <style:style style:name="T16" style:family="text">
      <style:text-properties fo:font-style="italic" officeooo:rsid="00844522" style:font-style-asian="italic" style:font-style-complex="italic"/>
    </style:style>
    <style:style style:name="T17" style:family="text">
      <style:text-properties fo:font-style="italic" officeooo:rsid="0089ed65" style:font-style-asian="italic" style:font-style-complex="italic"/>
    </style:style>
    <style:style style:name="T18" style:family="text">
      <style:text-properties fo:font-style="italic" officeooo:rsid="009d1310"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0e720" style:font-style-asian="normal" style:font-style-complex="normal"/>
    </style:style>
    <style:style style:name="T21" style:family="text">
      <style:text-properties fo:font-style="normal" officeooo:rsid="0012d37f" style:font-style-asian="normal" style:font-style-complex="normal"/>
    </style:style>
    <style:style style:name="T22" style:family="text">
      <style:text-properties fo:font-style="normal" officeooo:rsid="0013534e" style:font-style-asian="normal" style:font-style-complex="normal"/>
    </style:style>
    <style:style style:name="T23" style:family="text">
      <style:text-properties fo:font-style="normal" officeooo:rsid="00148cf6" style:font-style-asian="normal" style:font-style-complex="normal"/>
    </style:style>
    <style:style style:name="T24" style:family="text">
      <style:text-properties fo:font-style="normal" officeooo:rsid="0015f275" style:font-style-asian="normal" style:font-style-complex="normal"/>
    </style:style>
    <style:style style:name="T25" style:family="text">
      <style:text-properties fo:font-style="normal" officeooo:rsid="00162919" style:font-style-asian="normal" style:font-style-complex="normal"/>
    </style:style>
    <style:style style:name="T26" style:family="text">
      <style:text-properties fo:font-style="normal" officeooo:rsid="0018fea2" style:font-style-asian="normal" style:font-style-complex="normal"/>
    </style:style>
    <style:style style:name="T27" style:family="text">
      <style:text-properties fo:font-style="normal" officeooo:rsid="001ad1cc" style:font-style-asian="normal" style:font-style-complex="normal"/>
    </style:style>
    <style:style style:name="T28" style:family="text">
      <style:text-properties fo:font-style="normal" officeooo:rsid="001c98c0" style:font-style-asian="normal" style:font-style-complex="normal"/>
    </style:style>
    <style:style style:name="T29" style:family="text">
      <style:text-properties fo:font-style="normal" officeooo:rsid="001cd2d8" style:font-style-asian="normal" style:font-style-complex="normal"/>
    </style:style>
    <style:style style:name="T30" style:family="text">
      <style:text-properties fo:font-style="normal" officeooo:rsid="001e65ad" style:font-style-asian="normal" style:font-style-complex="normal"/>
    </style:style>
    <style:style style:name="T31" style:family="text">
      <style:text-properties fo:font-style="normal" officeooo:rsid="001f01b6" style:font-style-asian="normal" style:font-style-complex="normal"/>
    </style:style>
    <style:style style:name="T32" style:family="text">
      <style:text-properties fo:font-style="normal" officeooo:rsid="00214262" style:font-style-asian="normal" style:font-style-complex="normal"/>
    </style:style>
    <style:style style:name="T33" style:family="text">
      <style:text-properties fo:font-style="normal" officeooo:rsid="002229f2" style:font-style-asian="normal" style:font-style-complex="normal"/>
    </style:style>
    <style:style style:name="T34" style:family="text">
      <style:text-properties fo:font-style="normal" officeooo:rsid="00228eb7" style:font-style-asian="normal" style:font-style-complex="normal"/>
    </style:style>
    <style:style style:name="T35" style:family="text">
      <style:text-properties fo:font-style="normal" officeooo:rsid="002387fd" style:font-style-asian="normal" style:font-style-complex="normal"/>
    </style:style>
    <style:style style:name="T36" style:family="text">
      <style:text-properties fo:font-style="normal" officeooo:rsid="002449dd" style:font-style-asian="normal" style:font-style-complex="normal"/>
    </style:style>
    <style:style style:name="T37" style:family="text">
      <style:text-properties fo:font-style="normal" officeooo:rsid="00245fdd" style:font-style-asian="normal" style:font-style-complex="normal"/>
    </style:style>
    <style:style style:name="T38" style:family="text">
      <style:text-properties fo:font-style="normal" officeooo:rsid="00248815" style:font-style-asian="normal" style:font-style-complex="normal"/>
    </style:style>
    <style:style style:name="T39" style:family="text">
      <style:text-properties fo:font-style="normal" officeooo:rsid="002541d5" style:font-style-asian="normal" style:font-style-complex="normal"/>
    </style:style>
    <style:style style:name="T40" style:family="text">
      <style:text-properties fo:font-style="normal" officeooo:rsid="0026851e" style:font-style-asian="normal" style:font-style-complex="normal"/>
    </style:style>
    <style:style style:name="T41" style:family="text">
      <style:text-properties fo:font-style="normal" officeooo:rsid="0027a775" style:font-style-asian="normal" style:font-style-complex="normal"/>
    </style:style>
    <style:style style:name="T42" style:family="text">
      <style:text-properties fo:font-style="normal" officeooo:rsid="0027c37b" style:font-style-asian="normal" style:font-style-complex="normal"/>
    </style:style>
    <style:style style:name="T43" style:family="text">
      <style:text-properties fo:font-style="normal" officeooo:rsid="00290b12" style:font-style-asian="normal" style:font-style-complex="normal"/>
    </style:style>
    <style:style style:name="T44" style:family="text">
      <style:text-properties fo:font-style="normal" officeooo:rsid="002a67c7" style:font-style-asian="normal" style:font-style-complex="normal"/>
    </style:style>
    <style:style style:name="T45" style:family="text">
      <style:text-properties fo:font-style="normal" officeooo:rsid="002d4035" style:font-style-asian="normal" style:font-style-complex="normal"/>
    </style:style>
    <style:style style:name="T46" style:family="text">
      <style:text-properties fo:font-style="normal" officeooo:rsid="002deda3" style:font-style-asian="normal" style:font-style-complex="normal"/>
    </style:style>
    <style:style style:name="T47" style:family="text">
      <style:text-properties fo:font-style="normal" officeooo:rsid="002e4e5d" style:font-style-asian="normal" style:font-style-complex="normal"/>
    </style:style>
    <style:style style:name="T48" style:family="text">
      <style:text-properties fo:font-style="normal" officeooo:rsid="00305449" style:font-style-asian="normal" style:font-style-complex="normal"/>
    </style:style>
    <style:style style:name="T49" style:family="text">
      <style:text-properties fo:font-style="normal" officeooo:rsid="0030e0cd" style:font-style-asian="normal" style:font-style-complex="normal"/>
    </style:style>
    <style:style style:name="T50" style:family="text">
      <style:text-properties fo:font-style="normal" officeooo:rsid="003409b2" style:font-style-asian="normal" style:font-style-complex="normal"/>
    </style:style>
    <style:style style:name="T51" style:family="text">
      <style:text-properties fo:font-style="normal" officeooo:rsid="003453fe" style:font-style-asian="normal" style:font-style-complex="normal"/>
    </style:style>
    <style:style style:name="T52" style:family="text">
      <style:text-properties fo:font-style="normal" officeooo:rsid="00387347" style:font-style-asian="normal" style:font-style-complex="normal"/>
    </style:style>
    <style:style style:name="T53" style:family="text">
      <style:text-properties fo:font-style="normal" officeooo:rsid="0038a6cc" style:font-style-asian="normal" style:font-style-complex="normal"/>
    </style:style>
    <style:style style:name="T54" style:family="text">
      <style:text-properties fo:font-style="normal" officeooo:rsid="0039c0e2" style:font-style-asian="normal" style:font-style-complex="normal"/>
    </style:style>
    <style:style style:name="T55" style:family="text">
      <style:text-properties fo:font-style="normal" officeooo:rsid="003b4ec2" style:font-style-asian="normal" style:font-style-complex="normal"/>
    </style:style>
    <style:style style:name="T56" style:family="text">
      <style:text-properties fo:font-style="normal" officeooo:rsid="003d2334" style:font-style-asian="normal" style:font-style-complex="normal"/>
    </style:style>
    <style:style style:name="T57" style:family="text">
      <style:text-properties fo:font-style="normal" officeooo:rsid="00417d14" style:font-style-asian="normal" style:font-style-complex="normal"/>
    </style:style>
    <style:style style:name="T58" style:family="text">
      <style:text-properties fo:font-style="normal" officeooo:rsid="00445570" style:font-style-asian="normal" style:font-style-complex="normal"/>
    </style:style>
    <style:style style:name="T59" style:family="text">
      <style:text-properties fo:font-style="normal" officeooo:rsid="0047b914" style:font-style-asian="normal" style:font-style-complex="normal"/>
    </style:style>
    <style:style style:name="T60" style:family="text">
      <style:text-properties fo:font-style="normal" officeooo:rsid="0049629d" style:font-style-asian="normal" style:font-style-complex="normal"/>
    </style:style>
    <style:style style:name="T61" style:family="text">
      <style:text-properties fo:font-style="normal" officeooo:rsid="0049acb6" style:font-style-asian="normal" style:font-style-complex="normal"/>
    </style:style>
    <style:style style:name="T62" style:family="text">
      <style:text-properties fo:font-style="normal" officeooo:rsid="004aeb75" style:font-style-asian="normal" style:font-style-complex="normal"/>
    </style:style>
    <style:style style:name="T63" style:family="text">
      <style:text-properties fo:font-style="normal" officeooo:rsid="004c382e" style:font-style-asian="normal" style:font-style-complex="normal"/>
    </style:style>
    <style:style style:name="T64" style:family="text">
      <style:text-properties fo:font-style="normal" officeooo:rsid="004cd0c7" style:font-style-asian="normal" style:font-style-complex="normal"/>
    </style:style>
    <style:style style:name="T65" style:family="text">
      <style:text-properties fo:font-style="normal" officeooo:rsid="004e8a7a" style:font-style-asian="normal" style:font-style-complex="normal"/>
    </style:style>
    <style:style style:name="T66" style:family="text">
      <style:text-properties fo:font-style="normal" officeooo:rsid="004ef43f" style:font-style-asian="normal" style:font-style-complex="normal"/>
    </style:style>
    <style:style style:name="T67" style:family="text">
      <style:text-properties fo:font-style="normal" officeooo:rsid="004f7e6c" style:font-style-asian="normal" style:font-style-complex="normal"/>
    </style:style>
    <style:style style:name="T68" style:family="text">
      <style:text-properties fo:font-style="normal" officeooo:rsid="00501d24" style:font-style-asian="normal" style:font-style-complex="normal"/>
    </style:style>
    <style:style style:name="T69" style:family="text">
      <style:text-properties fo:font-style="normal" officeooo:rsid="0050f8c0" style:font-style-asian="normal" style:font-style-complex="normal"/>
    </style:style>
    <style:style style:name="T70" style:family="text">
      <style:text-properties fo:font-style="normal" officeooo:rsid="0051221a" style:font-style-asian="normal" style:font-style-complex="normal"/>
    </style:style>
    <style:style style:name="T71" style:family="text">
      <style:text-properties fo:font-style="normal" officeooo:rsid="005193dc" style:font-style-asian="normal" style:font-style-complex="normal"/>
    </style:style>
    <style:style style:name="T72" style:family="text">
      <style:text-properties fo:font-style="normal" officeooo:rsid="00524db4" style:font-style-asian="normal" style:font-style-complex="normal"/>
    </style:style>
    <style:style style:name="T73" style:family="text">
      <style:text-properties fo:font-style="normal" officeooo:rsid="0052ede3" style:font-style-asian="normal" style:font-style-complex="normal"/>
    </style:style>
    <style:style style:name="T74" style:family="text">
      <style:text-properties fo:font-style="normal" officeooo:rsid="0054c457" style:font-style-asian="normal" style:font-style-complex="normal"/>
    </style:style>
    <style:style style:name="T75" style:family="text">
      <style:text-properties fo:font-style="normal" officeooo:rsid="00565579" style:font-style-asian="normal" style:font-style-complex="normal"/>
    </style:style>
    <style:style style:name="T76" style:family="text">
      <style:text-properties fo:font-style="normal" officeooo:rsid="00567add" style:font-style-asian="normal" style:font-style-complex="normal"/>
    </style:style>
    <style:style style:name="T77" style:family="text">
      <style:text-properties fo:font-style="normal" officeooo:rsid="00587106" style:font-style-asian="normal" style:font-style-complex="normal"/>
    </style:style>
    <style:style style:name="T78" style:family="text">
      <style:text-properties fo:font-style="normal" officeooo:rsid="005904bc" style:font-style-asian="normal" style:font-style-complex="normal"/>
    </style:style>
    <style:style style:name="T79" style:family="text">
      <style:text-properties fo:font-style="normal" officeooo:rsid="00591462" style:font-style-asian="normal" style:font-style-complex="normal"/>
    </style:style>
    <style:style style:name="T80" style:family="text">
      <style:text-properties fo:font-style="normal" officeooo:rsid="00593abe" style:font-style-asian="normal" style:font-style-complex="normal"/>
    </style:style>
    <style:style style:name="T81" style:family="text">
      <style:text-properties fo:font-style="normal" officeooo:rsid="005b0cc4" style:font-style-asian="normal" style:font-style-complex="normal"/>
    </style:style>
    <style:style style:name="T82" style:family="text">
      <style:text-properties fo:font-style="normal" officeooo:rsid="005c7dc4" style:font-style-asian="normal" style:font-style-complex="normal"/>
    </style:style>
    <style:style style:name="T83" style:family="text">
      <style:text-properties fo:font-style="normal" officeooo:rsid="005dd3e6" style:font-style-asian="normal" style:font-style-complex="normal"/>
    </style:style>
    <style:style style:name="T84" style:family="text">
      <style:text-properties fo:font-style="normal" officeooo:rsid="005e8db9" style:font-style-asian="normal" style:font-style-complex="normal"/>
    </style:style>
    <style:style style:name="T85" style:family="text">
      <style:text-properties fo:font-style="normal" officeooo:rsid="0060774c" style:font-style-asian="normal" style:font-style-complex="normal"/>
    </style:style>
    <style:style style:name="T86" style:family="text">
      <style:text-properties fo:font-style="normal" officeooo:rsid="0060f802" style:font-style-asian="normal" style:font-style-complex="normal"/>
    </style:style>
    <style:style style:name="T87" style:family="text">
      <style:text-properties fo:font-style="normal" officeooo:rsid="0061ddd6" style:font-style-asian="normal" style:font-style-complex="normal"/>
    </style:style>
    <style:style style:name="T88" style:family="text">
      <style:text-properties fo:font-style="normal" officeooo:rsid="0063d0a1" style:font-style-asian="normal" style:font-style-complex="normal"/>
    </style:style>
    <style:style style:name="T89" style:family="text">
      <style:text-properties fo:font-style="normal" officeooo:rsid="0063e7eb" style:font-style-asian="normal" style:font-style-complex="normal"/>
    </style:style>
    <style:style style:name="T90" style:family="text">
      <style:text-properties fo:font-style="normal" officeooo:rsid="006589a2" style:font-style-asian="normal" style:font-style-complex="normal"/>
    </style:style>
    <style:style style:name="T91" style:family="text">
      <style:text-properties fo:font-style="normal" officeooo:rsid="00666c70" style:font-style-asian="normal" style:font-style-complex="normal"/>
    </style:style>
    <style:style style:name="T92" style:family="text">
      <style:text-properties fo:font-style="normal" officeooo:rsid="0066a201" style:font-style-asian="normal" style:font-style-complex="normal"/>
    </style:style>
    <style:style style:name="T93" style:family="text">
      <style:text-properties fo:font-style="normal" officeooo:rsid="006793bd" style:font-style-asian="normal" style:font-style-complex="normal"/>
    </style:style>
    <style:style style:name="T94" style:family="text">
      <style:text-properties fo:font-style="normal" officeooo:rsid="006a5add" style:font-style-asian="normal" style:font-style-complex="normal"/>
    </style:style>
    <style:style style:name="T95" style:family="text">
      <style:text-properties fo:font-style="normal" officeooo:rsid="006c30a1" style:font-style-asian="normal" style:font-style-complex="normal"/>
    </style:style>
    <style:style style:name="T96" style:family="text">
      <style:text-properties fo:font-style="normal" officeooo:rsid="006c9f72" style:font-style-asian="normal" style:font-style-complex="normal"/>
    </style:style>
    <style:style style:name="T97" style:family="text">
      <style:text-properties fo:font-style="normal" officeooo:rsid="006ddf30" style:font-style-asian="normal" style:font-style-complex="normal"/>
    </style:style>
    <style:style style:name="T98" style:family="text">
      <style:text-properties fo:font-style="normal" officeooo:rsid="006e1dc6" style:font-style-asian="normal" style:font-style-complex="normal"/>
    </style:style>
    <style:style style:name="T99" style:family="text">
      <style:text-properties fo:font-style="normal" officeooo:rsid="006e879f" style:font-style-asian="normal" style:font-style-complex="normal"/>
    </style:style>
    <style:style style:name="T100" style:family="text">
      <style:text-properties fo:font-style="normal" officeooo:rsid="006f5a3c" style:font-style-asian="normal" style:font-style-complex="normal"/>
    </style:style>
    <style:style style:name="T101" style:family="text">
      <style:text-properties fo:font-style="normal" officeooo:rsid="0079a175" style:font-style-asian="normal" style:font-style-complex="normal"/>
    </style:style>
    <style:style style:name="T102" style:family="text">
      <style:text-properties fo:font-style="normal" officeooo:rsid="007de14f" style:font-style-asian="normal" style:font-style-complex="normal"/>
    </style:style>
    <style:style style:name="T103" style:family="text">
      <style:text-properties fo:font-style="normal" officeooo:rsid="007f99df" style:font-style-asian="normal" style:font-style-complex="normal"/>
    </style:style>
    <style:style style:name="T104" style:family="text">
      <style:text-properties fo:font-style="normal" officeooo:rsid="0080f6ee" style:font-style-asian="normal" style:font-style-complex="normal"/>
    </style:style>
    <style:style style:name="T105" style:family="text">
      <style:text-properties fo:font-style="normal" officeooo:rsid="0082b35e" style:font-style-asian="normal" style:font-style-complex="normal"/>
    </style:style>
    <style:style style:name="T106" style:family="text">
      <style:text-properties fo:font-style="normal" officeooo:rsid="0082e32a" style:font-style-asian="normal" style:font-style-complex="normal"/>
    </style:style>
    <style:style style:name="T107" style:family="text">
      <style:text-properties fo:font-style="normal" officeooo:rsid="00831a42" style:font-style-asian="normal" style:font-style-complex="normal"/>
    </style:style>
    <style:style style:name="T108" style:family="text">
      <style:text-properties fo:font-style="normal" officeooo:rsid="00844522" style:font-style-asian="normal" style:font-style-complex="normal"/>
    </style:style>
    <style:style style:name="T109" style:family="text">
      <style:text-properties fo:font-style="normal" officeooo:rsid="00845930" style:font-style-asian="normal" style:font-style-complex="normal"/>
    </style:style>
    <style:style style:name="T110" style:family="text">
      <style:text-properties fo:font-style="normal" officeooo:rsid="0085b6ce" style:font-style-asian="normal" style:font-style-complex="normal"/>
    </style:style>
    <style:style style:name="T111" style:family="text">
      <style:text-properties fo:font-style="normal" officeooo:rsid="00874e8a" style:font-style-asian="normal" style:font-style-complex="normal"/>
    </style:style>
    <style:style style:name="T112" style:family="text">
      <style:text-properties fo:font-style="normal" officeooo:rsid="0089b1e6" style:font-style-asian="normal" style:font-style-complex="normal"/>
    </style:style>
    <style:style style:name="T113" style:family="text">
      <style:text-properties fo:font-style="normal" officeooo:rsid="0089ed65" style:font-style-asian="normal" style:font-style-complex="normal"/>
    </style:style>
    <style:style style:name="T114" style:family="text">
      <style:text-properties fo:font-style="normal" officeooo:rsid="008b9f17" style:font-style-asian="normal" style:font-style-complex="normal"/>
    </style:style>
    <style:style style:name="T115" style:family="text">
      <style:text-properties fo:font-style="normal" officeooo:rsid="008c27bf" style:font-style-asian="normal" style:font-style-complex="normal"/>
    </style:style>
    <style:style style:name="T116" style:family="text">
      <style:text-properties fo:font-style="normal" officeooo:rsid="008dfbca" style:font-style-asian="normal" style:font-style-complex="normal"/>
    </style:style>
    <style:style style:name="T117" style:family="text">
      <style:text-properties fo:font-style="normal" officeooo:rsid="008fcc94" style:font-style-asian="normal" style:font-style-complex="normal"/>
    </style:style>
    <style:style style:name="T118" style:family="text">
      <style:text-properties fo:font-style="normal" officeooo:rsid="0090f898" style:font-style-asian="normal" style:font-style-complex="normal"/>
    </style:style>
    <style:style style:name="T119" style:family="text">
      <style:text-properties fo:font-style="normal" officeooo:rsid="009457f0" style:font-style-asian="normal" style:font-style-complex="normal"/>
    </style:style>
    <style:style style:name="T120" style:family="text">
      <style:text-properties fo:font-style="normal" officeooo:rsid="0094bfe1" style:font-style-asian="normal" style:font-style-complex="normal"/>
    </style:style>
    <style:style style:name="T121" style:family="text">
      <style:text-properties fo:font-style="normal" officeooo:rsid="0095fdd0" style:font-style-asian="normal" style:font-style-complex="normal"/>
    </style:style>
    <style:style style:name="T122" style:family="text">
      <style:text-properties fo:font-style="normal" officeooo:rsid="00961d7a" style:font-style-asian="normal" style:font-style-complex="normal"/>
    </style:style>
    <style:style style:name="T123" style:family="text">
      <style:text-properties fo:font-style="normal" officeooo:rsid="0097f13a" style:font-style-asian="normal" style:font-style-complex="normal"/>
    </style:style>
    <style:style style:name="T124" style:family="text">
      <style:text-properties fo:font-style="normal" officeooo:rsid="0099e41b" style:font-style-asian="normal" style:font-style-complex="normal"/>
    </style:style>
    <style:style style:name="T125" style:family="text">
      <style:text-properties fo:font-style="normal" officeooo:rsid="009b4caa" style:font-style-asian="normal" style:font-style-complex="normal"/>
    </style:style>
    <style:style style:name="T126" style:family="text">
      <style:text-properties fo:font-style="normal" officeooo:rsid="009bc369" style:font-style-asian="normal" style:font-style-complex="normal"/>
    </style:style>
    <style:style style:name="T127" style:family="text">
      <style:text-properties fo:font-style="normal" officeooo:rsid="009c63f6" style:font-style-asian="normal" style:font-style-complex="normal"/>
    </style:style>
    <style:style style:name="T128" style:family="text">
      <style:text-properties fo:font-style="normal" officeooo:rsid="009d1310" style:font-style-asian="normal" style:font-style-complex="normal"/>
    </style:style>
    <style:style style:name="T129" style:family="text">
      <style:text-properties officeooo:rsid="004fa6ab"/>
    </style:style>
    <style:style style:name="T130" style:family="text">
      <style:text-properties officeooo:rsid="0070d455"/>
    </style:style>
    <style:style style:name="T131" style:family="text">
      <style:text-properties officeooo:rsid="0072142c"/>
    </style:style>
    <style:style style:name="T132" style:family="text">
      <style:text-properties officeooo:rsid="00732dc7"/>
    </style:style>
    <style:style style:name="T133" style:family="text">
      <style:text-properties officeooo:rsid="007499d4"/>
    </style:style>
    <style:style style:name="T134" style:family="text">
      <style:text-properties officeooo:rsid="0075410a"/>
    </style:style>
    <style:style style:name="T135" style:family="text">
      <style:text-properties officeooo:rsid="0077aa7b"/>
    </style:style>
    <style:style style:name="T136" style:family="text">
      <style:text-properties officeooo:rsid="0079a175"/>
    </style:style>
    <style:style style:name="T137" style:family="text">
      <style:text-properties officeooo:rsid="008dfb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20">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20"><text:tab/></text:span><text:span text:style-name="T21">Jeff Killpack approached the brig force field. He stared into the cell making sure Grilka was behaving herself, which she was. </text:span><text:span text:style-name="T22">Jeff had been checking in on Grilka every so often over the past two weeks. He needed to know that she was going to be alright.</text:span></text:p>
      <text:p text:style-name="P7"><text:span text:style-name="T22"><text:tab/>“</text:span><text:span text:style-name="T23">How are we doing today cupcake?” Jeff asked Grilka with a smile. </text:span><text:span text:style-name="T24">He had taken to calling her different nicknames each time he saw her. Today’s nickname was cupcake. </text:span><text:span text:style-name="T25">It was a personal game he liked to play, it kept things interesting.</text:span></text:p>
      <text:p text:style-name="P7"><text:span text:style-name="T25"><text:tab/></text:span><text:span text:style-name="T26">Grilka hissed at the nickname. “Do NOT call me that!” She yelled.</text:span></text:p>
      <text:p text:style-name="P7"><text:span text:style-name="T26"><text:tab/>Jeff smirked at the thought. She didn’t like that one. “</text:span><text:span text:style-name="T27">Consider it noted.” He said crossing the nickname cupcake off the mental list in his head. “</text:span><text:span text:style-name="T28">I won’t call you that again.” </text:span><text:span text:style-name="T29">He pulled a chair over to the force field and set it down. Sitting on the chair, he crossed his legs.</text:span></text:p>
      <text:p text:style-name="P7"><text:span text:style-name="T29"><text:tab/>“</text:span><text:span text:style-name="T30">Why have you come Lieutenant Killpack?” Grilka asked. “You’ve been checking in on me ever couple of days now. Nothing’s changed. Jack hasn’t stopped by or bothered to say hello. So, what are you my counselor?”</text:span></text:p>
      <text:p text:style-name="P7"><text:span text:style-name="T30"><text:tab/>Jeff smiled. “In a manner of speaking. The good doctor and I switch off in that role. The station doesn’t have an official counselor, so we make do.” He crossed his arms and uncrossed his legs. “</text:span><text:span text:style-name="T31">I am here for you actually. Talk to me, how are you doing? I am not a heartless coldblooded jailer as </text:span><text:span text:style-name="T3">some</text:span><text:span text:style-name="T31"> would have you believe.”</text:span></text:p>
      <text:p text:style-name="P7"><text:soft-page-break/><text:span text:style-name="T31"><text:tab/></text:span><text:span text:style-name="T32">Grilka paced around like a caged animal. That’s what she felt like now, a caged animal. </text:span><text:span text:style-name="T33">All she was, was a rat in a cage. </text:span><text:span text:style-name="T34">She didn’t even know what a rat was, but had heard Jack speak of them. Some kind of Earth vermin that managed to get into places where it didn’t belong. That’s what she felt like, she felt like she didn’t belong.</text:span></text:p>
      <text:p text:style-name="P7"><text:span text:style-name="T34"><text:tab/>“</text:span><text:span text:style-name="T35">To answer your earlier question about my well being.” Grilka said. “I am as good as I can be considering.” She let go a sigh. “When is Jack going to let me out of here? Haven’t I suffered enough punishment for a lifetime?”</text:span></text:p>
      <text:p text:style-name="P7"><text:span text:style-name="T35"><text:tab/></text:span><text:span text:style-name="T36">Jeff shrugged. “That I can’t answer.” He said. “The captain, excuse me, the </text:span><text:span text:style-name="T4">major</text:span><text:span text:style-name="T36"> has his reasons for keeping you held up for so long. I don’t have a say in the matter.” </text:span><text:span text:style-name="T37">He raised his hands. “Sorry darlin’, </text:span><text:span text:style-name="T38">no can do.</text:span><text:span text:style-name="T37">” </text:span><text:span text:style-name="T39">Jeff said. “Is there anything </text:span><text:span text:style-name="T5">else</text:span><text:span text:style-name="T39"> I can do for you?”</text:span></text:p>
      <text:p text:style-name="P7"><text:span text:style-name="T39"><text:tab/>Grilka stopped pacing, stared at Killpack and shook her head. “No. There’s nothing you can do for me. There’s nothing </text:span><text:span text:style-name="T5">anyone</text:span><text:span text:style-name="T39">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39"><text:tab/>“</text:span><text:span text:style-name="T40">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40"><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40">, </text:span><text:span text:style-name="T6">anything</text:span><text:span text:style-name="T40"> really.</text:span></text:p>
      <text:p text:style-name="P7"><text:span text:style-name="T40"><text:tab/>“</text:span><text:span text:style-name="T41">I had to take some time.” Jack began. “I had to know if I even </text:span><text:span text:style-name="T7">wanted</text:span><text:span text:style-name="T41"> to see you let alone speak with you. What you did to me was cruel.” He kicked the chair Jeff had been sitting on, it slid across the floor and hit the wall.</text:span></text:p>
      <text:p text:style-name="P7"><text:span text:style-name="T41"><text:tab/></text:span><text:span text:style-name="T42">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42"><text:tab/></text:span><text:span text:style-name="T43">Jack thought about it for a moment. Was her apology genuine? Was it meant for real or was it just fake so she could escape the cell? </text:span><text:span text:style-name="T44">He would have to take a chance and just see what would happen.</text:span></text:p>
      <text:p text:style-name="P7"><text:soft-page-break/><text:span text:style-name="T44"><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44"><text:tab/>Grilka nodded. She didn’t want to leave the station as it was. Her reasoning behind </text:span><text:span text:style-name="T45">wanting to stay was because she wanted to fix things with Jack. What she had done was a mistake, </text:span><text:span text:style-name="T46">a big mistake. Something she never should have done, but that was in the past and there was nothing she could do to change it.</text:span><text:span text:style-name="T47"> “Yeah, we’re clear.” She finally said.</text:span></text:p>
      <text:p text:style-name="P7"><text:span text:style-name="T47"><text:tab/>“</text:span><text:span text:style-name="T48">Good.” Jack said. He turned to leave the brig. “I’ll be in touch when I’m really ready to talk with you.” </text:span><text:span text:style-name="T49">He said. “Like </text:span><text:span text:style-name="T8">really</text:span><text:span text:style-name="T49"> talk with you.” Jack exited the brig leaving Grilka alone.</text:span></text:p>
      <text:h text:style-name="Heading_20_1" text:outline-level="1"><text:span text:style-name="T49">D</text:span><text:span text:style-name="T19">ubor Orbit</text:span></text:h>
      <text:p text:style-name="Text_20_body"><text:span text:style-name="T19"><text:tab/></text:span><text:span text:style-name="T50">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Text_20_body"><text:span text:style-name="T50"><text:tab/>Conquest was in his blood. It was in all the veins of those who called themselves Dubor. He regretted Grilka was not there to enjoy this adventure he was about to embark on. </text:span><text:span text:style-name="T51">Oh well, there was nothing he could do about that now. The mission had already started there was no turning back now.</text:span></text:p>
      <text:p text:style-name="Text_20_body"><text:span text:style-name="T51"><text:tab/></text:span><text:span text:style-name="T52">Moments later the warship entered orbit over the fourth planet in the Comeki Star System.</text:span></text:p>
      <text:p text:style-name="P11"><text:tab/>“Now entering orbit of <text:s/>Ashlea.” The helm officer said.</text:p>
      <text:p text:style-name="P12"><text:tab/>Ketish smiled. “Good, open a channel.”</text:p>
      <text:p text:style-name="Text_20_body"><text:span text:style-name="T52"><text:tab/>“Channel open.” </text:span><text:span text:style-name="T53">The helm officer said.</text:span></text:p>
      <text:p text:style-name="P22"><text:span text:style-name="T53"><text:tab/> “</text:span><text:span text:style-name="T54">Attention people of <text:s/></text:span><text:span text:style-name="T52">Ashlea. </text:span><text:span text:style-name="T54">This is Ketish of the Dubor Republic. We are in orbit of your home world. Surrender or be destroyed.” Ketish announced. “You have ten of your minutes to respond.”</text:span></text:p>
      <text:p text:style-name="P21"><text:span text:style-name="T54"><text:tab/></text:span><text:span text:style-name="T55">Ketish waited. He hated waiting. What he wanted to do was train his weapons on the capitol city and just destroy it killing whoever was inside. But that would be taking it too fast he thought.</text:span></text:p>
      <text:p text:style-name="P22"><text:soft-page-break/><text:span text:style-name="T55"><text:tab/></text:span><text:span text:style-name="T56">Minutes passed. Finally there was a crackling sound on the communication channel. “Hello? Yes we hear you. Please do not destroy us. We surrender.” A female voice said. “I am Prime Minister Shalock of the </text:span><text:span text:style-name="T52">Ashlea </text:span><text:span text:style-name="T56">people. I speak for my people. We do not want to be destroyed.”</text:span></text:p>
      <text:p text:style-name="P23"><text:span text:style-name="T56"><text:tab/></text:span><text:span text:style-name="T57">Ketish grinned. “A minute before the deadline. You play a dangerous game with me </text:span><text:span text:style-name="T56">Shalock.” </text:span><text:span text:style-name="T57">He said. “Prepare to receive … a special delegation. Ketish out.” The channel closed. </text:span><text:span text:style-name="T58">Exiting the bridge, he got ready to teleport down to the planet’s surface.</text:span></text:p>
      <text:p text:style-name="P23"><text:span text:style-name="T58"/></text:p>
      <text:p text:style-name="P24"><text:span text:style-name="T58">* </text:span><text:span text:style-name="T19">* *</text:span></text:p>
      <text:p text:style-name="P24"><text:span text:style-name="T19"/></text:p>
      <text:p text:style-name="P25"><text:span text:style-name="T19"><text:tab/>Down on the planet’s surface, Ketish walked into the main council chambers in the capitol city. </text:span><text:span text:style-name="T59">With him was a crew of six soldiers all armed with guns. They were prepared for anything that might come their way. If anyone came up against them, they were ready to take down that threat.</text:span></text:p>
      <text:p text:style-name="P26"><text:span text:style-name="T59"><text:tab/></text:span><text:span text:style-name="T60">Ketish walked up to Prime Minister </text:span><text:span text:style-name="T56">Shalock </text:span><text:span text:style-name="T60">and held out his hands. “You are now under Dubor rule.” He said. “Congratulations on becoming Dubor citizens.” He chuckled. “Citizens doesn’t quite sound right does it? No, I didn’t think so either. You are slaves nothing more than that. Cattle at best.”</text:span></text:p>
      <text:p text:style-name="P26"><text:span text:style-name="T60"><text:tab/></text:span><text:span text:style-name="T56">Shalock </text:span><text:span text:style-name="T60">bowed her head slightly. “I am only accepting this … takeover to protect my people. We are a peaceful people. War is not in our vocabulary. We do not wish a confrontation with your kind, so we will submit to your rule.”</text:span></text:p>
      <text:p text:style-name="P26"><text:span text:style-name="T60"><text:tab/></text:span><text:span text:style-name="T61">Ketish sighed. He knew there had to be a reason they gave up without a fight. No weapons to speak of, it really made for an easy takeover. </text:span><text:span text:style-name="T62">Surrendering was their only option. He shook his head. Ketish had been hoping for at least </text:span><text:span text:style-name="T9">some</text:span><text:span text:style-name="T62"> resistance. They made it too easy for him and his men. He gave the order for his men to stand down. They lowered their weapons.</text:span></text:p>
      <text:p text:style-name="P27"><text:span text:style-name="T62"><text:tab/>“</text:span><text:span text:style-name="T63">I’d like to talk about what happens next.” </text:span><text:span text:style-name="T56">Shalock </text:span><text:span text:style-name="T63">said.</text:span></text:p>
      <text:p text:style-name="P13"><text:tab/>Ketish smiled. “I thought you might. We will surround your cities with dwellings of our own design. Our goal is not to make you forget who you are as a people. On the contrary, I believe we can learn a lot from your kind. You just have to live under our rule.”</text:p>
      <text:p text:style-name="P27"><text:span text:style-name="T63"><text:tab/></text:span><text:span text:style-name="T56">Shalock </text:span><text:span text:style-name="T63">frowned at the thought. What had she done to her people? She had accepted an occupation to come upon them all. It was a dangerous reality that they were facing now. </text:span><text:span text:style-name="T64">She was afraid of what was to come, but there was no backing out now. She had committed her people to death.</text:span></text:p>
      <text:p text:style-name="P27"><text:span text:style-name="T64"><text:tab/>“</text:span><text:span text:style-name="T65">Your first order of business is to broadcast to whoever will listen, that this planet is under Dubor control. Any attack on it will be an act of war against the Dubor Republic.” Ketish said. “Do I make myself clear?”</text:span></text:p>
      <text:p text:style-name="P28"><text:span text:style-name="T65"><text:tab/></text:span><text:span text:style-name="T56">Shalock </text:span><text:span text:style-name="T65">nodded her head. “Yes. I understand and will make the broadcast.”</text:span></text:p>
      <text:p text:style-name="P29"><text:soft-page-break/><text:span text:style-name="T65"><text:tab/></text:span><text:span text:style-name="T66">Ketish nodded his head. “Good. Keep that positive thought process about you and you just might survive.” He grinned, all of his sharp teeth showing. It scared </text:span><text:span text:style-name="T56">Shalock. </text:span><text:span text:style-name="T66">The look on </text:span><text:span text:style-name="T68">Ketish’s’</text:span><text:span text:style-name="T66"> face was that of pleasure. Ketish had done something dangerous and only he knew just how dangerous that was.</text:span></text:p>
      <text:h text:style-name="Heading_20_1" text:outline-level="1">Crimson Gamma, <text:span text:style-name="T129">Command and Control</text:span></text:h>
      <text:p text:style-name="P30"><text:span text:style-name="T19"><text:tab/></text:span><text:span text:style-name="T67">Commander Kate Monson watched as </text:span><text:span text:style-name="T56">Shalock </text:span><text:span text:style-name="T67">made the announcement of Dubor reign over </text:span><text:span text:style-name="T69">her</text:span><text:span text:style-name="T67"> people. </text:span><text:span text:style-name="T70">Kate</text:span><text:span text:style-name="T67">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text:p text:style-name="P31"><text:span text:style-name="T67"><text:tab/>“</text:span><text:span text:style-name="T71">And so any vessel entering our space will be subject to search and seizure of any contraband or weapons. Anything not on the approved list made by Ketish.” </text:span><text:span text:style-name="T56">Shalock </text:span><text:span text:style-name="T71">said as she finished her statement. “We welcome the Dubor people with open arms in this new age of life we are entering. Close communications.” The communications channel closed.</text:span></text:p>
      <text:p text:style-name="P31"><text:span text:style-name="T71"><text:tab/>Kate whistled. It had been quite a lengthy message. Something Ketish obviously had written and forced </text:span><text:span text:style-name="T56">Shalock </text:span><text:span text:style-name="T71">to recite. </text:span><text:span text:style-name="T72">Her eyes were speaking something completely different than what she was saying. They were scared. Ketish had simply gone from one world to the next doing what he always did, making things worse for those around him.</text:span></text:p>
      <text:p text:style-name="P31"><text:span text:style-name="T72"><text:tab/>“</text:span><text:span text:style-name="T73">O’Brien to Monson.” Jack’s voice came over the comm unit.</text:span></text:p>
      <text:p text:style-name="P14"><text:tab/>Kate smiled. He was alive. “Monson here.” She responded. “Go ahead major.”</text:p>
      <text:p text:style-name="P31"><text:span text:style-name="T73"><text:tab/>“</text:span><text:span text:style-name="T74">That son of a bitch.” Jack said. “He went on to conquer another planet. I saw the message that was just transmitted.”</text:span></text:p>
      <text:p text:style-name="P31"><text:span text:style-name="T74"><text:tab/>Kate frowned. “Yes sir.” She said. “</text:span><text:span text:style-name="T75">Seems he acted in a very Dubor way. All they know is conquering other planets. First Shuka, then their attempted take over of Earth, and now this. Whoever these people are, they are in for a hell of a ride.”</text:span></text:p>
      <text:p text:style-name="P15"><text:tab/>“Yes they are.” Jack’s voice came from behind. He had entered C&amp;C. “Can you get me a channel to Ketish? I think he and I need to have a little talk.”</text:p>
      <text:p text:style-name="P15"><text:tab/>Kate checked her communications panel. “I think so, sir.” She said. “In your office?”</text:p>
      <text:p text:style-name="P31"><text:span text:style-name="T75"><text:tab/>Jack shook his head. “No, put it through here. I want you all to witness this. </text:span><text:span text:style-name="T76">There must be witnesses.</text:span><text:span text:style-name="T75">”</text:span></text:p>
      <text:p text:style-name="P31"><text:span text:style-name="T75"><text:tab/></text:span><text:span text:style-name="T76">Kate nodded. She understood what Jack was asking for. The more witnesses the less Dubor could go back and say they didn’t say what they were about to say. Yeah it all made sense to her. “</text:span><text:span text:style-name="T77">I’ve located him. He’s onboard his warship orbiting the fourth planet. Opening a channel now.”</text:span></text:p>
      <text:p text:style-name="P31"><text:soft-page-break/><text:span text:style-name="T77"><text:tab/></text:span><text:span text:style-name="T78">The forward monitor came to life. Ketish appeared on the monitor.</text:span></text:p>
      <text:p text:style-name="P31"><text:span text:style-name="T78"><text:tab/>“This is Major Jack O’Brien of Crimson Gamma. Ketish what the hell are you doing?” Jack said. He was short and to the point. There was no reason for making a long winded speech about nothing. </text:span><text:span text:style-name="T79">No, he just wanted to know what Ketish’s plans were for that planet.</text:span></text:p>
      <text:p text:style-name="P31"><text:span text:style-name="T79"><text:tab/>Ketish smiled. “</text:span><text:span text:style-name="T10">Major</text:span><text:span text:style-name="T80"> O’Brien.” He said. “</text:span><text:span text:style-name="T81">They have given you your command back. Well deserved I might add.” Small talk was not becoming the man. “</text:span><text:span text:style-name="T82">I suppose you want to know whey I have taken over this world. Enslaved it by your understanding.” He paused. “It’s not really an enslavement though. It is our way after all.”</text:span></text:p>
      <text:p text:style-name="P31"><text:span text:style-name="T82"><text:tab/>Jack was not amused. “</text:span><text:span text:style-name="T83">We declare a truce and you go and do something like this.” He scoffed at the thought. “When will you ever learn Ketish? You have got to learn someday that you just can’t be taking over other planets and expect the rest of the universe to fall in line. </text:span><text:span text:style-name="T84">First you took over Shuka. Look at how that ended, Obshi took care of your evil ways and drove you from their world.”</text:span></text:p>
      <text:p text:style-name="P31"><text:span text:style-name="T84"><text:tab/>Ketish sighed. “Yes that was a shame really. Obshi was ahead of his time.” He paused as he thought about the Shuka planet. He regretted allowing Earth to make the decision that Dubor wouldn’t go after Shuka again. That was a mistake on his part, one that he would have to live and deal with for the rest of his life. “</text:span><text:span text:style-name="T85">You can’t tell me you called just to talk about this unknown planet that no one really cares about. You really want to know what this means for our truce.”</text:span></text:p>
      <text:p text:style-name="P31"><text:span text:style-name="T85"><text:tab/>Jack frowned. In a way that was what he was calling about. </text:span><text:span text:style-name="T86">Taking over a planet was not Earth’s way of doing things. It went against everything Earth stood for, everything Earth believed in. “</text:span><text:span text:style-name="T87">Yes Ketish, what does this mean for our truce? Are we just going to end back at war again?”</text:span></text:p>
      <text:p text:style-name="P16"><text:tab/>Ketish folded his arms. “Just don’t take any sides in this … situation.” He said. “If you don’t side with those we have taken over, you will not be interfered with yourself.” Ketish smiled. “I still have plans for you Jack. Don’t do anything stupid.”</text:p>
      <text:p text:style-name="P16"><text:tab/>The channel closed.</text:p>
      <text:p text:style-name="P31"><text:span text:style-name="T87"><text:tab/></text:span><text:span text:style-name="T88">Grunting, Jack turned to his first officer. “That is </text:span><text:span text:style-name="T11">not</text:span><text:span text:style-name="T88"> how I expected that conversation to go.”</text:span></text:p>
      <text:p text:style-name="P31"><text:span text:style-name="T88"><text:tab/>Kate shrugged. “I don’t know major, he seems pretty sure of himself. </text:span><text:span text:style-name="T89">If you go head to head, I can’t guarantee that you’ll win.” Kate frowned at the thought but she was just stating the facts as she saw them. “</text:span><text:span text:style-name="T90">They <text:s/>might win this one for a moment.” Kate said. “We’ll eventually liberate that home world, mark my words.”</text:span></text:p>
      <text:p text:style-name="P31"><text:span text:style-name="T90"><text:tab/>Jack nodded. “Alright.” He said. “Maybe you’re right. </text:span><text:span text:style-name="T91">But I can’t sit idly by while an entire planet is under their rule.”</text:span></text:p>
      <text:p text:style-name="P32"><text:span text:style-name="T91"><text:tab/>“Agreed.” Kate said. “Ketish wants our truce to work, that’s why he attacked a neutral world. Neither of us have a treaty with </text:span><text:span text:style-name="T52">Ashlea </text:span><text:span text:style-name="T91">that I am aware of. They were in the open, Ketish saw a chance to move against them and took it.”</text:span></text:p>
      <text:p text:style-name="P32"><text:soft-page-break/><text:span text:style-name="T91"><text:tab/></text:span><text:span text:style-name="T92">Turning around, Jack left C&amp;C. On his way out, he spoke behind him. “I’ll have to give this some thought.” Entering the transport tube the doors closed behind him. Jack breathed a heavy sigh. How was he going to help the people of</text:span><text:span text:style-name="T91"> </text:span><text:span text:style-name="T52">Ashlea </text:span><text:span text:style-name="T92">regain their home world without crossing Ketish? Jack doubted that would be possible. </text:span><text:span text:style-name="T93">One way or another he would eventually have to face off with Ketish and it would be a nasty battle. If Ketish wanted to keep the peace so Jack could fulfill his destiny, he would avoid war at all costs. Jack was counting on that.</text:span></text:p>
      <text:h text:style-name="Heading_20_1" text:outline-level="1"><text:span text:style-name="T93">T</text:span><text:span text:style-name="T19">he Rim</text:span></text:h>
      <text:p text:style-name="Text_20_body"><text:span text:style-name="T19"><text:tab/></text:span><text:span text:style-name="T94">Bert McDuff looked out the window of his room. </text:span><text:span text:style-name="T95">Below was a beautiful garden inside the dome shaped structure that kept an oxygen atmosphere on the small moon. </text:span><text:span text:style-name="T96">As he sat there the door to his room opened and a small robot entered, it was carrying a tray of food on its back.</text:span></text:p>
      <text:p text:style-name="P17"><text:tab/>“Breakfast is served.” The robot said. It deposited the try and left the room.</text:p>
      <text:p text:style-name="Text_20_body"><text:span text:style-name="T96"><text:tab/></text:span><text:span text:style-name="T97">Walking over to a small table where the tray had been set, Bert lifted the lid on the breakfast container. Eggs and waffles.</text:span></text:p>
      <text:p text:style-name="P18"><text:tab/>“Well, at least someone around here knows what a good breakfast is like.” Bert laughed as he prepared to eat the food laid out before him. Bert was starving.</text:p>
      <text:p text:style-name="Text_20_body"><text:span text:style-name="T97"><text:tab/></text:span><text:span text:style-name="T98">There was a slight knock at the door.</text:span></text:p>
      <text:p text:style-name="P19"><text:tab/>“Enter?” Bert said.</text:p>
      <text:p text:style-name="P19"><text:tab/>Alyssa opened the door and entered. At the sight of Bert eating breakfast, she smiled. “Good the robot didn’t get lost.”</text:p>
      <text:p text:style-name="Text_20_body"><text:span text:style-name="T98"><text:tab/>Bert raised a cup of coffee and smiled. At least he </text:span><text:span text:style-name="T12">thought</text:span><text:span text:style-name="T98"> it was coffee. “Yes, so I have you to thank for this.”</text:span></text:p>
      <text:p text:style-name="Text_20_body"><text:span text:style-name="T98"><text:tab/>Alyssa nodded. “Just a comfort of home. I figured it would be nice once in a while to have something that reminded you of Earth. </text:span><text:span text:style-name="T99">I’ve yet to get the eggs cooked just right, but they’re close enough. The food synthesizer just doesn’t do them justice. I’ll get it perfected eventually.</text:span><text:span text:style-name="T98">”</text:span></text:p>
      <text:p text:style-name="Text_20_body"><text:span text:style-name="T98"><text:tab/></text:span><text:span text:style-name="T99">Bert took a bite of the scrambled egg and smiled. “Tastes good to me.” He said.</text:span></text:p>
      <text:p text:style-name="Text_20_body"><text:span text:style-name="T99"><text:tab/></text:span><text:span text:style-name="T100">Sitting on the corner of the bed, Alyssa looked at Bert. “I know you’ve been here for a short while and the chances of you getting back to Earth are slim to none.” She began. “But my partner Alice thinks if we can find another wormhole that leads to Earth, well we could get you home.”</text:span></text:p>
      <text:p text:style-name="P20"><text:tab/>Bert’s smile turned into a grin. “That would be amazing.” He said. “<text:span text:style-name="T130">Does Alice have a way to sniff out wormholes?”</text:span></text:p>
      <text:p text:style-name="P20"><text:soft-page-break/><text:tab/><text:span text:style-name="T130">Alyssa shrugged. “She claims she’s working on some kind of gizmo. I don’t have a clue. You’ll have to talk to her about it. I just came with the news.” </text:span><text:span text:style-name="T131">She smiled and left Bert’s room.</text:span></text:p>
      <text:p text:style-name="P20"><text:tab/><text:span text:style-name="T13">I might actually have a chance of getting home.</text:span><text:span text:style-name="T131"> Bert thought. </text:span><text:span text:style-name="T13">This is the best news ever.</text:span></text:p>
      <text:h text:style-name="Heading_20_1" text:outline-level="1">Crimson Gamma</text:h>
      <text:p text:style-name="Text_20_body"><text:tab/><text:span text:style-name="T132">Norev </text:span><text:span text:style-name="T137">sat in her quarters, she</text:span><text:span text:style-name="T132"> watched the clip of Ketish taking over the alien home world. </text:span><text:span text:style-name="T133">In a way she was relieved, Dubor was no longer interested in Shuka; at least for now. With them moving onto another world she and her people could rest easy. </text:span><text:span text:style-name="T134">There was the matter of the two Dubor scientists still on Shuka soil. She would have to call the Religious Government in the morning and have them taken care of. </text:span><text:span text:style-name="T135">Norev wasn’t anti alien, but Toff and Coff didn’t belong on Shuka.</text:span></text:p>
      <text:p text:style-name="Text_20_body"><text:tab/><text:span text:style-name="T136">Ding Ding. Her door chimed. Norev had changed the chime to something more traditionally found on Shuka. It was a bit different than the normal door chime found in other quarters. It was unique because </text:span><text:span text:style-name="T14">she</text:span><text:span text:style-name="T101"> was unique.</text:span></text:p>
      <text:p text:style-name="Text_20_body"><text:span text:style-name="T101"><text:tab/>“</text:span><text:span text:style-name="T102">Come.” Norev said.</text:span></text:p>
      <text:p text:style-name="Text_20_body"><text:span text:style-name="T102"><text:tab/>Major O’Brien stood in the doorway. As he stepped inside, Norev ran up to Jack and hugged him like she hadn’t seen him in a hundred years. It was true it had been like half a year she hadn’t seen Jack, but he wasn’t expecting her to hug him. It was so out of character for her.</text:span></text:p>
      <text:p text:style-name="Text_20_body"><text:span text:style-name="T102"><text:tab/>“</text:span><text:span text:style-name="T103">Good to see you too ambassador.” O’Brien said taking a step back from her embrace.</text:span></text:p>
      <text:p text:style-name="Text_20_body"><text:span text:style-name="T103"><text:tab/>Norev cleared her throat. “Yes, of course. Welcome back major.” </text:span><text:span text:style-name="T104">She said composing herself. “</text:span><text:span text:style-name="T105">I had heard you returned, it’s been a few weeks. I thought I would have run into you … sooner.” She looked away.</text:span></text:p>
      <text:p text:style-name="Text_20_body"><text:span text:style-name="T105"><text:tab/>“Been busy.” O’Brien said.</text:span></text:p>
      <text:p text:style-name="Text_20_body"><text:span text:style-name="T105"><text:tab/>“Of course.” </text:span><text:span text:style-name="T106">Norev responded. “I understand with the war ending and all, you’ve got plenty of things to be busy with. Ketish has got you running around like a mouse in a maze.” She stopped short before continuing the thought process she was having. “I’m sorry, I shouldn’t have.”</text:span></text:p>
      <text:p text:style-name="Text_20_body"><text:span text:style-name="T106"><text:tab/>O’Brien smiled. “No you’re right, Ketish has got me coming and going right now. With this new takeover of a planet that we </text:span><text:span text:style-name="T15">should</text:span><text:span text:style-name="T106"> have been protecting,” He paused as he frowned at the thought. Crimson Gamma was the only Earth outpost in the sector. They were the first line of defense for the Comeki Star System. The </text:span><text:span text:style-name="T15">entire</text:span><text:span text:style-name="T106"> system. </text:span><text:span text:style-name="T107">He couldn’t help but feel responsible for what had happened.</text:span></text:p>
      <text:p text:style-name="Text_20_body"><text:span text:style-name="T107"><text:tab/>“There’s nothing you could have done, major.” Norev said as though she read Jack’s thoughts. “</text:span><text:span text:style-name="T108">Ketish is a madman. He wants one thing, power. If he thinks he can gain power by manipulating you? He’ll do it.”</text:span></text:p>
      <text:p text:style-name="Text_20_body"><text:span text:style-name="T108"><text:tab/>“But the prophecy.” Jack reminded Norev.</text:span></text:p>
      <text:p text:style-name="Text_20_body"><text:soft-page-break/><text:span text:style-name="T108"><text:tab/>Norev chuckled. “The prophecy doesn’t mean anything Jack. We have the same prophecy. Likely written by the same person a long time ago. A half ling will make peace between the people of Dubor and Shuka.” She said reciting the sacred texts. “Ketish will bend them, shape them into </text:span><text:span text:style-name="T16">anything</text:span><text:span text:style-name="T108"> to make them work for him. He has you wrapped around his finger, you just don’t see it yet.”</text:span></text:p>
      <text:p text:style-name="Text_20_body"><text:span text:style-name="T108"><text:tab/>Jack scoffed at the thought. “Ketish doesn’t have me wrapped around his finger.” He said. “Ain’t nobody have me wrapped around their finger.” He folded his arms.</text:span></text:p>
      <text:p text:style-name="Text_20_body"><text:span text:style-name="T108"><text:tab/>“Oh really.” Jack said. “You think you know me so well.”</text:span></text:p>
      <text:p text:style-name="Text_20_body"><text:span text:style-name="T108"><text:tab/>Norev smirked. “Well enough. I’ve known you for over a year now. I’d like to think I know you somewhat major.” She said. “</text:span><text:span text:style-name="T109">Anyway, Ketish will eventually show his true hand. What he really wants of you. The prophecy can’t be the only thing he’s after. There must be something else.” Standing up she crossed the room and poured two cups of tea. “Tea?”</text:span></text:p>
      <text:p text:style-name="Text_20_body"><text:span text:style-name="T109"><text:tab/>Jack nodded. “Please.”</text:span></text:p>
      <text:p text:style-name="Text_20_body"><text:span text:style-name="T109"><text:tab/>Norev brought Jack over a cup of tea and watched as he tasted it. Jack about spit it out, it was bitter. Torek tea was a very acquired taste. She chuckled at the sight. “</text:span><text:span text:style-name="T110">You don’t have to drink it, it’s okay.”</text:span></text:p>
      <text:p text:style-name="Text_20_body"><text:span text:style-name="T110"><text:tab/>Jack coughed. “No, no it’s fine.” He wheezed </text:span><text:span text:style-name="T111">as he took another sip and choked it down. “</text:span><text:span text:style-name="T112">Well if you/re right about Ketish, then I’m in some trouble down the line.” Jack sighed. The last thing he wanted to do was deal with Ketish anymore. But something told him he wouldn’t be so lucky. </text:span><text:span text:style-name="T17">Damn him.</text:span><text:span text:style-name="T113"> Jack thought.</text:span></text:p>
      <text:p text:style-name="Text_20_body"><text:span text:style-name="T113"><text:tab/>“</text:span><text:span text:style-name="T114">Yes, trouble always comes wherever Ketish is.” Norev said. “But I have faith in you Jack.” She paused. “If you’ll excuse me, I have a meeting with the Tralosian ambassador. I don’t want to be late.” Norev stood up. “It is good to see you again Jack. Welcome back again.”</text:span></text:p>
      <text:p text:style-name="Text_20_body"><text:span text:style-name="T114"><text:tab/>Jack too stood up from his chair. “Thank you Norev. We’ll have to speak again when you have more time.”</text:span></text:p>
      <text:p text:style-name="Text_20_body"><text:span text:style-name="T114"><text:tab/>Norev walked to her door and paused. “Yes we will. One last thing. Give Grilka a chance. God knows she needs it.” She left her quarters.</text:span></text:p>
      <text:p text:style-name="Text_20_body"><text:span text:style-name="T114"><text:tab/>Jack exited Norev’s quarters. Grilka. He thought. Why would she bring up Grilka? Didn’t she know what had happened? </text:span><text:span text:style-name="T115">Surly Norev must have known what Grilka had done to him. How she betrayed him. But she still wanted him to give her a chance. Jack sighed as he walked down the corridor. Maybe it was time he and Grilka actually sat down and talked.</text:span></text:p>
      <text:p text:style-name="Text_20_body"><text:span text:style-name="T115"><text:tab/>Reaching the transport tube, Jack entered and gave his destination. “Delegate quarters. Section five.” The transport began moving towards its destination. Jack hoped he wasn’t about to do something stupid, like really stupid.</text:span></text:p>
      <text:p text:style-name="Text_20_body"><text:span text:style-name="T115"><text:tab/>He would find out in no time.</text:span></text:p>
      <text:p text:style-name="Text_20_body"><text:soft-page-break/><text:span text:style-name="T115"><text:tab/></text:span><text:span text:style-name="T116">As the transport tube came to a stop, Jack exited the tube and walked down the corridor towards Grilka’s quarters. </text:span><text:span text:style-name="T117">What on earth was he going to say to her? Jack wondered how the conversation would go. Coming up to her quarters he sighed. Here goes nothing. Jack pressed the door chime gently. He quietly hoped she wouldn’t answer. The station’s computer would let her know who was waiting to speak with her if she wanted it to. It was a simple request.</text:span></text:p>
      <text:p text:style-name="Text_20_body"><text:span text:style-name="T117"><text:tab/></text:span><text:span text:style-name="T118">The door opened. Grilka was standing there in a bathrobe. Jack froze. “I can come back if this is a bad time.” He said.</text:span></text:p>
      <text:p text:style-name="Text_20_body"><text:span text:style-name="T118"><text:tab/>Grilka shook her head. “No, it’s fine. I’ll just get dressed.” She left the door and walked into the bedroom where she got dressed. Jack entered and sat down on a sofa. He looked around, Grilka’s quarters hadn’t changed at all since the last time he had been there.</text:span></text:p>
      <text:p text:style-name="Text_20_body"><text:span text:style-name="T118"><text:tab/></text:span><text:span text:style-name="T119">A moment later, Grilka walked out of her bedroom dressed in some relaxing clothing. Her hair was still wet from the </text:span><text:span text:style-name="T120">bath or </text:span><text:span text:style-name="T119">shower she had just taken. “</text:span><text:span text:style-name="T120">Sorry about that Jack.” Grilka said. “Since I was in your brig, I haven’t had a decent cleaning in a while.” </text:span><text:span text:style-name="T121">She paused. “You might want to look into that. I thought you took care of your prisoners.” Grilka folded her arms across her chest.</text:span></text:p>
      <text:p text:style-name="Text_20_body"><text:span text:style-name="T121"><text:tab/></text:span><text:span text:style-name="T122">Jack didn’t change his facial expression. It was dead to the world. “Noted.” He said.</text:span></text:p>
      <text:p text:style-name="Text_20_body"><text:span text:style-name="T122"><text:tab/></text:span><text:span text:style-name="T123">Grilka shot Jack a look. “What are you doing here Jack? </text:span><text:span text:style-name="T124">Why did you decide to finally come visit me?”</text:span></text:p>
      <text:p text:style-name="Text_20_body"><text:span text:style-name="T124"><text:tab/></text:span><text:span text:style-name="T125">Jack frowned. “I’d like it if you would sit down.” He patted the seat next to him.</text:span></text:p>
      <text:p text:style-name="Text_20_body"><text:span text:style-name="T125"><text:tab/></text:span><text:span text:style-name="T126">Grilka stared back at Jack. “Oh would you.” She said. “I’ve been in your fracking brig for I don’t know how long. I will do as I please!” </text:span><text:span text:style-name="T127">She sat down. </text:span><text:span text:style-name="T128">Not because Jack asked her to, but because she </text:span><text:span text:style-name="T18">wanted</text:span><text:span text:style-name="T128"> 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0</text:page-count>) <text:date style:data-style-name="N37" text:date-value="2026-01-24T22:25:58.541316725">01/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4T22:25:58.421588699</dc:date>
    <meta:editing-duration>PT11H28M5S</meta:editing-duration>
    <meta:editing-cycles>135</meta:editing-cycles>
    <meta:generator>LibreOffice/24.2.7.2$Linux_X86_64 LibreOffice_project/420$Build-2</meta:generator>
    <meta:print-date>2023-11-18T19:55:35.459000000</meta:print-date>
    <meta:printed-by>PDF files</meta:printed-by>
    <meta:document-statistic meta:table-count="0" meta:image-count="0" meta:object-count="0" meta:page-count="10" meta:paragraph-count="127" meta:word-count="4459" meta:character-count="24189" meta:non-whitespace-character-count="19737"/>
  </office:meta>
</office:document-meta>
</file>